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3.056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0.258cm" fo:min-width="0.262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0.131cm" fo:min-width="8.898cm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 fo:min-height="0.939cm" fo:min-width="0.008cm"/>
    </style:style>
    <style:style style:name="gr6" style:family="graphic" style:parent-style-name="standard">
      <style:graphic-properties draw:fill-color="#ff6600" draw:textarea-horizontal-align="justify" draw:textarea-vertical-align="middle" draw:auto-grow-height="false" fo:min-height="8.694cm" fo:min-width="0.008cm"/>
    </style:style>
    <style:style style:name="gr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131cm" fo:min-width="0.53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fill-color="#ff66ff" draw:textarea-horizontal-align="justify" draw:textarea-vertical-align="middle" draw:auto-grow-height="false" fo:min-height="0.385cm" fo:min-width="0.135cm"/>
    </style:style>
    <style:style style:name="gr1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1.401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648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648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131cm" fo:min-width="0.643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648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74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131cm" fo:min-width="0.53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ff" draw:textarea-horizontal-align="justify" draw:textarea-vertical-align="middle" draw:auto-grow-height="false" fo:min-height="0.385cm" fo:min-width="0.13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ff" draw:textarea-horizontal-align="justify" draw:textarea-vertical-align="middle" draw:auto-grow-height="false" fo:min-height="0.385cm" fo:min-width="0.135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4.8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ff66" draw:textarea-horizontal-align="justify" draw:textarea-vertical-align="middle" draw:auto-grow-height="false" fo:min-height="0.939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>
      <style:graphic-properties draw:fill-color="#ff6600" draw:textarea-horizontal-align="justify" draw:textarea-vertical-align="middle" draw:auto-grow-height="false" fo:min-height="3.306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66ff66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66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6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66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1.524cm" svg:x="1.508cm" svg:y="2.651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397cm" svg:x="5.826cm" svg:y="2.651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508cm" svg:x="5.064cm" svg:y="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398cm" svg:height="0.381cm" svg:x="9.382cm" svg:y="3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1.189cm" svg:x="3.037cm" svg:y="3.7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08cm" svg:height="8.944cm" svg:x="18.906cm" svg:y="3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56cm" svg:height="3.683cm" svg:x="12.901cm" svg:y="4.373cm">
          <text:p text:style-name="P4"><text:span text:style-name="T1">Cold-Trap</text:span></text:p>
          <text:p text:style-name="P4"><text:span text:style-name="T1"><text:s/></text:span><text:span text:style-name="T1">chamb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556cm" svg:height="3.683cm" svg:x="12.906cm" svg:y="8.493cm">
          <text:p text:style-name="P4"><text:span text:style-name="T1">Diffusion</text:span></text:p>
          <text:p text:style-name="P4"><text:span text:style-name="T1">pump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032cm" svg:height="0.381cm" svg:x="16.351cm" svg:y="11.0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7.24cm" svg:y="10.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4.081cm" svg:y="3.5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8.744cm" svg:y="2.91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08cm" svg:height="1.651cm" svg:x="18.93cm" svg:y="12.7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08cm" svg:height="0.898cm" svg:x="14.26cm" svg:y="7.7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08cm" svg:height="0.898cm" svg:x="14.16cm" svg:y="4.0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43cm" svg:height="0.381cm" svg:x="17.764cm" svg:y="11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08cm" svg:height="0.898cm" svg:x="11.66cm" svg:y="2.3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56cm" svg:height="1.524cm" svg:x="12.865cm" svg:y="1.181cm">
          <text:p text:style-name="P4"><text:span text:style-name="T1">N2 tank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032cm" svg:height="0.381cm" svg:x="12.151cm" svg:y="1.9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635cm" svg:height="0.635cm" svg:x="18.897cm" svg:y="12.212cm">
          <text:p text:style-name="P8">5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556cm" svg:height="3.683cm" svg:x="17.006cm" svg:y="14.393cm">
          <text:p text:style-name="P4"><text:span text:style-name="T1">Rough</text:span></text:p>
          <text:p text:style-name="P4"><text:span text:style-name="T1">pum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524cm" svg:x="8.008cm" svg:y="6.651cm">
          <text:p text:style-name="P1">Barometer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635cm" svg:height="0.635cm" svg:x="11.541cm" svg:y="1.889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556cm" svg:height="3.683cm" svg:x="1.405cm" svg:y="13.616cm">
          <text:p text:style-name="P4"><text:span text:style-name="T1">computer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556cm" svg:height="3.683cm" svg:x="1.508cm" svg:y="9.056cm">
          <text:p text:style-name="P4"><text:span text:style-name="T1">Voltmeter &amp;</text:span></text:p>
          <text:p text:style-name="P4"><text:span text:style-name="T1">DC Power</text:span></text:p>
          <text:p text:style-name="P4"><text:span text:style-name="T1">Suply</text:span></text:p>
          <text:p text:style-name="P4"><text:span text:style-name="T1">(50 Volt)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31cm" svg:height="3.683cm" svg:x="1.005cm" svg:y="4.616cm">
          <text:p text:style-name="P4"><text:span text:style-name="T1">High pass filter</text:span></text:p>
          <text:p text:style-name="P4"><text:span text:style-name="T1">Preamplifier</text:span></text:p>
          <text:p text:style-name="P4"><text:span text:style-name="T1">Amplifier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1.189cm" svg:x="3.037cm" svg:y="7.9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1.189cm" svg:x="3.06cm" svg:y="12.7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508cm" svg:height="3.556cm" svg:x="9.606cm" svg:y="3.2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4T23:35:59.578870527</meta:creation-date>
    <dc:date>2016-07-30T23:18:24.446065988</dc:date>
    <meta:editing-duration>P5DT23H31M57S</meta:editing-duration>
    <meta:editing-cycles>20</meta:editing-cycles>
    <meta:generator>LibreOffice/5.1.4.2$Linux_X86_64 LibreOffice_project/10m0$Build-2</meta:generator>
    <meta:document-statistic meta:object-count="29"/>
  </office:meta>
</office:document-meta>
</file>